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41000001649EAC669F4D0074FA.png" manifest:media-type="image/png"/>
  <manifest:file-entry manifest:full-path="Pictures/10000201000005A0000006800045240A96407123.png" manifest:media-type="image/png"/>
  <manifest:file-entry manifest:full-path="Pictures/10000201000005E2000000FF0CC1149FE30055C9.png" manifest:media-type="image/png"/>
  <manifest:file-entry manifest:full-path="Pictures/100002010000056E00000137D7193A804578FFC9.png" manifest:media-type="image/png"/>
  <manifest:file-entry manifest:full-path="Pictures/100002010000057B00000512727B642ADF0709F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4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6.916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7.68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9.81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4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439cm"/>
      <style:paragraph-properties style:writing-mode="lr-tb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6cm" fo:min-width="2.07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306cm" fo:min-width="2.57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.439cm"/>
      <style:paragraph-properties style:writing-mode="lr-tb"/>
    </style:style>
    <style:style style:name="gr14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15cm" fo:min-width="2.7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897cm" fo:min-width="11.71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15cm" fo:min-width="3.06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15cm" fo:min-width="1.125cm" fo:padding-top="0.151cm" fo:padding-bottom="0.151cm" fo:padding-left="0.276cm" fo:padding-right="0.276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94cm" svg:height="2.083cm" svg:x="14.147cm" svg:y="1.17cm">
          <draw:image xlink:href="Pictures/10000201000005E2000000FF0CC1149FE30055C9.png" xlink:type="simple" xlink:show="embed" xlink:actuate="onLoad" loext:mime-type="image/png">
            <text:p/>
          </draw:image>
        </draw:frame>
        <draw:frame draw:style-name="gr2" draw:text-style-name="P2" draw:layer="layout" svg:width="12.243cm" svg:height="11.151cm" svg:x="14.148cm" svg:y="3.541cm">
          <draw:image xlink:href="Pictures/100002010000057B00000512727B642ADF0709F5.png" xlink:type="simple" xlink:show="embed" xlink:actuate="onLoad" loext:mime-type="image/png">
            <text:p/>
          </draw:image>
        </draw:frame>
        <draw:frame draw:style-name="gr3" draw:text-style-name="P2" draw:layer="layout" svg:width="12.952cm" svg:height="2.665cm" svg:x="13.518cm" svg:y="15.094cm">
          <draw:image xlink:href="Pictures/100002010000056E00000137D7193A804578FFC9.png" xlink:type="simple" xlink:show="embed" xlink:actuate="onLoad" loext:mime-type="image/png">
            <text:p/>
          </draw:image>
        </draw:frame>
        <draw:frame draw:style-name="gr2" draw:text-style-name="P2" draw:layer="layout" svg:width="12.191cm" svg:height="14.087cm" svg:x="0.024cm" svg:y="0.786cm">
          <draw:image xlink:href="Pictures/10000201000005A0000006800045240A96407123.png" xlink:type="simple" xlink:show="embed" xlink:actuate="onLoad" loext:mime-type="image/png">
            <text:p/>
          </draw:image>
        </draw:frame>
        <draw:frame draw:style-name="gr4" draw:text-style-name="P3" draw:layer="layout" svg:width="5.446cm" svg:height="0.725cm" svg:x="17.571cm" svg:y="-0.091cm">
          <draw:text-box>
            <text:p><text:span text:style-name="T1">Enhanced COVID </text:span><text:span text:style-name="T1">model</text:span></text:p>
          </draw:text-box>
        </draw:frame>
        <draw:custom-shape draw:style-name="gr5" draw:text-style-name="P2" xml:id="id1" draw:id="id1" draw:layer="layout" svg:width="0.549cm" svg:height="8.422cm" svg:x="12.074cm" svg:y="5.5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xml:id="id2" draw:id="id2" draw:layer="layout" svg:width="0.551cm" svg:height="10.668cm" draw:transform="rotate (-3.14159265358979) translate (14.182cm 14.71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" draw:text-style-name="P4" draw:layer="layout" draw:type="line" svg:x1="12.623cm" svg:y1="9.759cm" svg:x2="13.632cm" svg:y2="9.38cm" draw:start-shape="id1" draw:start-glue-point="6" draw:end-shape="id2" draw:end-glue-point="6" svg:d="M12623 9759l1009-379" svg:viewBox="0 0 1010 380">
          <text:p/>
        </draw:connector>
        <draw:connector draw:style-name="gr7" draw:text-style-name="P4" draw:layer="layout" draw:type="line" svg:x1="23.704cm" svg:y1="4.217cm" svg:x2="22.788cm" svg:y2="4.218cm" draw:start-shape="id3" draw:start-glue-point="3" draw:end-shape="id4" draw:end-glue-point="1" svg:d="M23704 4217l-916 1" svg:viewBox="0 0 917 2">
          <text:p/>
        </draw:connector>
        <draw:connector draw:style-name="gr7" draw:text-style-name="P4" draw:layer="layout" draw:type="line" svg:x1="13.553cm" svg:y1="2.587cm" svg:x2="14.147cm" svg:y2="2.586cm" draw:start-shape="id5" draw:end-shape="id6" draw:end-glue-point="3" svg:d="M13553 2587l594-1" svg:viewBox="0 0 595 2">
          <text:p/>
        </draw:connector>
        <draw:frame draw:style-name="gr8" draw:text-style-name="P5" xml:id="id3" draw:id="id3" draw:layer="layout" svg:width="1.018cm" svg:height="0.759cm" svg:x="23.704cm" svg:y="3.838cm">
          <draw:text-box>
            <text:p><text:span text:style-name="T2">(b)</text:span></text:p>
          </draw:text-box>
        </draw:frame>
        <draw:frame draw:style-name="gr9" draw:text-style-name="P5" xml:id="id5" draw:id="id5" draw:layer="layout" svg:width="1.019cm" svg:height="0.784cm" svg:x="12.534cm" svg:y="2.195cm">
          <draw:text-box>
            <text:p><text:span text:style-name="T2">(a</text:span><text:span text:style-name="T2">)</text:span></text:p>
          </draw:text-box>
        </draw:frame>
        <draw:frame draw:style-name="gr2" draw:text-style-name="P2" draw:layer="layout" svg:width="11.386cm" svg:height="3.013cm" svg:x="0.024cm" svg:y="15.094cm">
          <draw:image xlink:href="Pictures/1000020100000541000001649EAC669F4D0074FA.png" xlink:type="simple" xlink:show="embed" xlink:actuate="onLoad" loext:mime-type="image/png">
            <text:p/>
          </draw:image>
        </draw:frame>
        <draw:custom-shape draw:style-name="gr10" draw:text-style-name="P2" xml:id="id7" draw:id="id7" draw:layer="layout" svg:width="2.624cm" svg:height="0.608cm" svg:x="5.858cm" svg:y="16.7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122cm" svg:height="0.608cm" draw:transform="skewX (0.00331612557878923) rotate (0.00314159265358979) translate (20.008cm 15.861cm)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.28cm" svg:x1="7.17cm" svg:y1="17.335cm" svg:x2="21.569cm" svg:y2="16.469cm" draw:start-shape="id7" draw:start-glue-point="2" draw:end-shape="id8" draw:end-glue-point="2" svg:d="M7170 17335v807h14399v-1673" svg:viewBox="0 0 14400 1674">
          <text:p/>
        </draw:connector>
        <draw:frame draw:style-name="gr13" draw:text-style-name="P5" xml:id="id9" draw:id="id9" draw:layer="layout" svg:width="1.016cm" svg:height="0.809cm" svg:x="12.395cm" svg:y="16.217cm">
          <draw:text-box>
            <text:p><text:span text:style-name="T2">(c)</text:span></text:p>
          </draw:text-box>
        </draw:frame>
        <draw:frame draw:style-name="gr4" draw:text-style-name="P3" draw:layer="layout" svg:width="5.221cm" svg:height="0.725cm" svg:x="3.509cm" svg:y="-0.09cm">
          <draw:text-box>
            <text:p><text:span text:style-name="T1">Simplest COVID model</text:span></text:p>
          </draw:text-box>
        </draw:frame>
        <draw:custom-shape draw:style-name="gr14" draw:text-style-name="P2" xml:id="id10" draw:id="id10" draw:layer="layout" svg:width="3.302cm" svg:height="0.417cm" svg:x="16.002cm" svg:y="16.4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" draw:id="id6" draw:layer="layout" svg:width="12.268cm" svg:height="1.199cm" svg:x="14.147cm" svg:y="1.9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11" draw:id="id11" draw:layer="layout" svg:width="3.62cm" svg:height="0.417cm" svg:x="14.877cm" svg:y="6.15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411cm" svg:y1="16.621cm" svg:x2="16.002cm" svg:y2="16.623cm" draw:start-shape="id9" draw:start-glue-point="1" draw:end-shape="id10" draw:end-glue-point="3" svg:d="M13411 16621l2591 2" svg:viewBox="0 0 2592 3">
          <text:p/>
        </draw:connector>
        <draw:custom-shape draw:style-name="gr17" draw:text-style-name="P2" xml:id="id4" draw:id="id4" draw:layer="layout" svg:width="1.677cm" svg:height="0.417cm" svg:x="21.111cm" svg:y="4.01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949cm" svg:y1="4.427cm" svg:x2="18.497cm" svg:y2="6.363cm" draw:start-shape="id4" draw:start-glue-point="2" draw:end-shape="id11" draw:end-glue-point="1" svg:d="M21949 4427v1936h-3452" svg:viewBox="0 0 3453 1937">
          <text:p/>
        </draw:connecto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467cm" fo:page-height="18.33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235cm" svg:x="1cm" svg:y="3.155cm"/>
      <draw:page-thumbnail draw:layer="backgroundobjects" svg:width="8.999cm" svg:height="6.235cm" svg:x="1cm" svg:y="11.731cm"/>
      <draw:page-thumbnail draw:layer="backgroundobjects" svg:width="8.999cm" svg:height="6.235cm" svg:x="1cm" svg:y="20.307cm"/>
      <draw:page-thumbnail draw:layer="backgroundobjects" svg:width="8.999cm" svg:height="6.235cm" svg:x="11cm" svg:y="3.155cm"/>
      <draw:page-thumbnail draw:layer="backgroundobjects" svg:width="8.999cm" svg:height="6.235cm" svg:x="11cm" svg:y="11.731cm"/>
      <draw:page-thumbnail draw:layer="backgroundobjects" svg:width="8.999cm" svg:height="6.235cm" svg:x="11cm" svg:y="20.307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1-07-20T13:17:27.853672134</meta:creation-date>
    <dc:date>2021-07-24T15:42:56.217157131</dc:date>
    <dc:creator>Lubos Polerecky</dc:creator>
    <meta:editing-duration>PT6H18M6S</meta:editing-duration>
    <meta:editing-cycles>19</meta:editing-cycles>
    <meta:generator>LibreOffice/6.4.6.2$Linux_X86_64 LibreOffice_project/0ce51a4fd21bff07a5c061082cc82c5ed232f115</meta:generator>
    <meta:document-statistic meta:object-count="47"/>
  </office:meta>
</office:document-meta>
</file>